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621cm" fo:min-width="0.10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371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textarea-horizontal-align="justify" draw:textarea-vertical-align="middle" draw:auto-grow-height="false" fo:min-height="7.65cm" fo:min-width="0.8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4.172cm" fo:min-width="0.222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6.872cm" fo:min-width="0.222cm"/>
    </style:style>
    <style:style style:name="gr9" style:family="graphic" style:parent-style-name="objectwithoutfill">
      <style:graphic-properties draw:marker-end="Arrow" draw:marker-end-width="0.3cm" draw:fill="none" draw:fill-color="#ff6600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45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 fo:min-height="1.072cm" fo:min-width="0.222cm"/>
    </style:style>
    <style:style style:name="gr13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="none" draw:fill-color="#ff6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07cm" svg:height="7.871cm" svg:x="3.6cm" svg:y="4.5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8.5cm" svg:x2="3.6cm" svg:y2="8.5cm">
          <text:p/>
        </draw:line>
        <draw:frame draw:style-name="gr3" draw:text-style-name="P3" draw:layer="layout" svg:width="3.7cm" svg:height="2.621cm" svg:x="1.9cm" svg:y="13.979cm">
          <draw:text-box>
            <text:p>Filters = 32,</text:p>
            <text:p>Kernel = 8,</text:p>
            <text:p>Stride = 4,</text:p>
            <text:p>Activation: ReLU</text:p>
          </draw:text-box>
        </draw:frame>
        <draw:frame draw:style-name="gr4" draw:text-style-name="P3" draw:layer="layout" svg:width="4.7cm" svg:height="1.199cm" svg:x="1.4cm" svg:y="3.2cm">
          <draw:text-box>
            <text:p>Convolutional Layer 1</text:p>
          </draw:text-box>
        </draw:frame>
        <draw:frame draw:style-name="gr5" draw:text-style-name="P3" draw:layer="layout" svg:width="2.6cm" svg:height="1.673cm" svg:x="0.807cm" svg:y="6.927cm">
          <draw:text-box>
            <text:p>Input</text:p>
            <text:p>84 x 84 x 3</text:p>
          </draw:text-box>
        </draw:frame>
        <draw:custom-shape draw:style-name="gr6" draw:text-style-name="P1" draw:layer="layout" svg:width="1.3cm" svg:height="7.9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7.9cm" svg:x="7.8cm" svg:y="4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cm" svg:y1="8.5cm" svg:x2="7.7cm" svg:y2="8.5cm">
          <text:p/>
        </draw:line>
        <draw:line draw:style-name="gr2" draw:text-style-name="P2" draw:layer="layout" svg:x1="9.1cm" svg:y1="8.4cm" svg:x2="12.5cm" svg:y2="8.4cm">
          <text:p/>
        </draw:line>
        <draw:frame draw:style-name="gr4" draw:text-style-name="P3" draw:layer="layout" svg:width="4.7cm" svg:height="1.199cm" svg:x="5.8cm" svg:y="3.201cm">
          <draw:text-box>
            <text:p>Convolutional Layer 2</text:p>
          </draw:text-box>
        </draw:frame>
        <draw:frame draw:style-name="gr4" draw:text-style-name="P3" draw:layer="layout" svg:width="4.7cm" svg:height="1.199cm" svg:x="10.5cm" svg:y="3.1cm">
          <draw:text-box>
            <text:p>Convolutional Layer 3</text:p>
          </draw:text-box>
        </draw:frame>
        <draw:frame draw:style-name="gr3" draw:text-style-name="P3" draw:layer="layout" svg:width="3.7cm" svg:height="2.621cm" svg:x="6.9cm" svg:y="13.9cm">
          <draw:text-box>
            <text:p>Filters = 64,</text:p>
            <text:p>Kernel = 4,</text:p>
            <text:p>Stride = 2,</text:p>
            <text:p>Activation: ReLU</text:p>
          </draw:text-box>
        </draw:frame>
        <draw:frame draw:style-name="gr3" draw:text-style-name="P3" draw:layer="layout" svg:width="3.7cm" svg:height="2.621cm" svg:x="11.229cm" svg:y="13.855cm">
          <draw:text-box>
            <text:p>Filters = 64,</text:p>
            <text:p>Kernel = 3,</text:p>
            <text:p>Stride = 1,</text:p>
            <text:p>Activation: ReLU</text:p>
          </draw:text-box>
        </draw:frame>
        <draw:custom-shape draw:style-name="gr7" draw:text-style-name="P4" draw:layer="layout" svg:width="0.8cm" svg:height="4.5cm" svg:x="21.7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0.8cm" svg:height="7.2cm" svg:x="17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13.8cm" svg:y1="8.4cm" svg:x2="16.9cm" svg:y2="5.9cm">
          <text:p/>
        </draw:line>
        <draw:line draw:style-name="gr9" draw:text-style-name="P5" draw:layer="layout" svg:x1="22.5cm" svg:y1="15.2cm" svg:x2="26.2cm" svg:y2="9.3cm">
          <text:p/>
        </draw:line>
        <draw:frame draw:style-name="gr4" draw:text-style-name="P3" draw:layer="layout" svg:width="5.707cm" svg:height="1.199cm" svg:x="18.8cm" svg:y="3.401cm">
          <draw:text-box>
            <text:p>Fully Connected Layer 2.1</text:p>
          </draw:text-box>
        </draw:frame>
        <draw:frame draw:style-name="gr4" draw:text-style-name="P3" draw:layer="layout" svg:width="5.5cm" svg:height="1.199cm" svg:x="15cm" svg:y="10.4cm">
          <draw:text-box>
            <text:p>Fully Connected Layer 1.2</text:p>
            <text:p>Action Layer</text:p>
          </draw:text-box>
        </draw:frame>
        <draw:line draw:style-name="gr9" draw:text-style-name="P5" draw:layer="layout" svg:x1="27cm" svg:y1="9.2cm" svg:x2="28.4cm" svg:y2="9.2cm">
          <text:p/>
        </draw:line>
        <draw:frame draw:style-name="gr10" draw:text-style-name="P3" draw:layer="layout" svg:width="4.2cm" svg:height="1.895cm" svg:x="24.6cm" svg:y="4.205cm">
          <draw:text-box>
            <text:p>Sum of state output with the centered action scores.</text:p>
          </draw:text-box>
        </draw:frame>
        <draw:custom-shape draw:style-name="gr8" draw:text-style-name="P4" draw:layer="layout" svg:width="0.8cm" svg:height="7.2cm" svg:x="17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5.5cm" svg:height="1.199cm" svg:x="14.8cm" svg:y="1.2cm">
          <draw:text-box>
            <text:p>Fully Connected Layer 1.1</text:p>
            <text:p>State Layer</text:p>
          </draw:text-box>
        </draw:frame>
        <draw:frame draw:style-name="gr11" draw:text-style-name="P3" draw:layer="layout" svg:width="4.2cm" svg:height="0.8cm" svg:x="15.2cm" svg:y="19cm">
          <draw:text-box>
            <text:p>ReLU,Outputs: 512</text:p>
          </draw:text-box>
        </draw:frame>
        <draw:line draw:style-name="gr2" draw:text-style-name="P2" draw:layer="layout" svg:x1="13.8cm" svg:y1="8.4cm" svg:x2="16.9cm" svg:y2="15.2cm">
          <text:p/>
        </draw:line>
        <draw:custom-shape draw:style-name="gr7" draw:text-style-name="P4" draw:layer="layout" svg:width="0.8cm" svg:height="4.5cm" svg:x="26.2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5cm" svg:height="1.199cm" svg:x="24.2cm" svg:y="11.9cm">
          <draw:text-box>
            <text:p>Outputs: Action Space</text:p>
            <text:p>From 2 to 18</text:p>
          </draw:text-box>
        </draw:frame>
        <draw:line draw:style-name="gr2" draw:text-style-name="P2" draw:layer="layout" svg:x1="17.8cm" svg:y1="15.2cm" svg:x2="21.7cm" svg:y2="15.2cm">
          <text:p/>
        </draw:line>
        <draw:custom-shape draw:style-name="gr12" draw:text-style-name="P4" draw:layer="layout" svg:width="0.8cm" svg:height="1.4cm" svg:x="22.1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4.2cm" svg:height="0.8cm" svg:x="15.6cm" svg:y="9.6cm">
          <draw:text-box>
            <text:p>ReLU,Outputs: 512</text:p>
          </draw:text-box>
        </draw:frame>
        <draw:line draw:style-name="gr2" draw:text-style-name="P2" draw:layer="layout" svg:x1="17.8cm" svg:y1="5.7cm" svg:x2="22.1cm" svg:y2="5.7cm">
          <text:p/>
        </draw:line>
        <draw:line draw:style-name="gr2" draw:text-style-name="P2" draw:layer="layout" svg:x1="22.9cm" svg:y1="5.7cm" svg:x2="26.2cm" svg:y2="9.1cm">
          <text:p/>
        </draw:line>
        <draw:frame draw:style-name="gr4" draw:text-style-name="P3" draw:layer="layout" svg:width="5.707cm" svg:height="1.199cm" svg:x="18.594cm" svg:y="11.502cm">
          <draw:text-box>
            <text:p>Fully Connected Layer 2.2</text:p>
          </draw:text-box>
        </draw:frame>
        <draw:frame draw:style-name="gr13" draw:text-style-name="P3" draw:layer="layout" svg:width="6.3cm" svg:height="3.095cm" svg:x="20.1cm" svg:y="17.402cm">
          <draw:text-box>
            <text:p>Action scores centered by the mean</text:p>
            <text:p/>
            <text:p>ReLU, Outputs: Action Space</text:p>
            <text:p>From 2 to 18</text:p>
          </draw:text-box>
        </draw:frame>
        <draw:frame draw:style-name="gr10" draw:text-style-name="P3" draw:layer="layout" svg:width="4.2cm" svg:height="1.895cm" svg:x="19.9cm" svg:y="6.701cm">
          <draw:text-box>
            <text:p>State output</text:p>
            <text:p/>
            <text:p>ReLU, Outputs: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5:50:50.906541452</meta:creation-date>
    <dc:date>2018-02-11T13:38:43.500531116</dc:date>
    <meta:editing-duration>PT13M54S</meta:editing-duration>
    <meta:editing-cycles>4</meta:editing-cycles>
    <meta:generator>LibreOffice/5.1.6.2$Linux_X86_64 LibreOffice_project/10m0$Build-2</meta:generator>
    <meta:document-statistic meta:object-count="35"/>
  </office:meta>
</office:document-meta>
</file>